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2pt" fo:language="fr" fo:country="FR" fo:font-style="italic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Calibri1" fo:font-size="10pt" fo:language="fr" fo:country="FR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7856"/>
    </style:style>
    <style:style style:name="P9" style:family="paragraph" style:parent-style-name="Standard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officeooo:paragraph-rsid="0031214a"/>
    </style:style>
    <style:style style:name="P10" style:family="paragraph" style:parent-style-name="Standard" style:master-page-name="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style:page-number="auto" fo:background-color="transparent"/>
      <style:text-properties officeooo:paragraph-rsid="0031214a"/>
    </style:style>
    <style:style style:name="P11" style:family="paragraph" style:parent-style-name="Standard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officeooo:paragraph-rsid="0031214a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350c66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bf44"/>
    </style:style>
    <style:style style:name="P1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35962d" officeooo:paragraph-rsid="0035962d"/>
    </style:style>
    <style:style style:name="T1" style:family="text">
      <style:text-properties style:use-window-font-color="true" style:font-name="Calibri1" fo:font-size="9pt" fo:language="fr" fo:country="FR" fo:font-weight="normal" officeooo:rsid="001a7856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9pt" fo:language="fr" fo:country="FR" fo:font-style="italic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9pt" fo:language="fr" fo:country="FR" fo:font-style="italic" fo:font-weight="normal" officeooo:rsid="0017deff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9pt" fo:language="fr" fo:country="FR" fo:font-style="italic" fo:font-weight="normal" officeooo:rsid="001c0f30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9pt" fo:language="fr" fo:country="FR" fo:font-style="italic" fo:font-weight="normal" officeooo:rsid="002bbec2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9pt" fo:language="fr" fo:country="FR" fo:font-style="italic" fo:font-weight="normal" officeooo:rsid="0031214a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9pt" fo:language="fr" fo:country="FR" fo:font-style="italic" fo:font-weight="normal" officeooo:rsid="0033eb2b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Calibri1" fo:font-size="9pt" fo:language="fr" fo:country="FR" fo:font-weight="bold" fo:background-color="transparent" loext:char-shading-value="0" style:font-name-asian="Calibri1" style:font-size-asian="7.84999990463257pt" style:font-name-complex="Calibri1" style:font-size-complex="9pt"/>
    </style:style>
    <style:style style:name="T9" style:family="text">
      <style:text-properties style:use-window-font-color="true" style:font-name="Calibri1" fo:font-size="16pt" fo:language="fr" fo:country="FR" fo:font-weight="normal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33eb2b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name-complex="Calibri1"/>
    </style:style>
    <style:style style:name="T13" style:family="text">
      <style:text-properties style:use-window-font-color="true" style:font-name="Calibri1" fo:font-size="8pt" fo:language="fr" fo:country="FR" fo:font-weight="normal" officeooo:rsid="0032365e" fo:background-color="transparent" loext:char-shading-value="0" style:font-name-asian="Calibri1" style:font-name-complex="Calibri1"/>
    </style:style>
    <style:style style:name="T14" style:family="text">
      <style:text-properties style:use-window-font-color="true" style:font-name="Calibri1" fo:font-size="8pt" fo:language="fr" fo:country="FR" fo:font-weight="normal" officeooo:rsid="00350c66" fo:background-color="transparent" loext:char-shading-value="0" style:font-name-asian="Calibri1" style:font-name-complex="Calibri1"/>
    </style:style>
    <style:style style:name="T15" style:family="text">
      <style:text-properties style:use-window-font-color="true" style:font-name="Calibri1" fo:font-size="8pt" fo:language="fr" fo:country="FR" fo:font-weight="normal" officeooo:rsid="0035962d" fo:background-color="transparent" loext:char-shading-value="0" style:font-name-asian="Calibri1" style:font-name-complex="Calibri1"/>
    </style:style>
    <style:style style:name="T16" style:family="text">
      <style:text-properties style:use-window-font-color="true" style:font-name="Calibri1" fo:font-size="8pt" fo:language="fr" fo:country="FR" fo:font-weight="normal" officeooo:rsid="00364a45" fo:background-color="transparent" loext:char-shading-value="0" style:font-name-asian="Calibri1" style:font-name-complex="Calibri1"/>
    </style:style>
    <style:style style:name="T17" style:family="text">
      <style:text-properties style:use-window-font-color="true" style:font-name="Calibri1" fo:font-size="8pt" fo:language="fr" fo:country="FR" fo:font-weight="normal" officeooo:rsid="002bbec2" fo:background-color="transparent" loext:char-shading-value="0" style:font-name-asian="Calibri1" style:font-size-asian="8pt" style:font-name-complex="Calibri1" style:font-size-complex="8pt"/>
    </style:style>
    <style:style style:name="T18" style:family="text">
      <style:text-properties style:use-window-font-color="true" style:font-name="Calibri1" fo:font-size="8pt" fo:language="fr" fo:country="FR" fo:font-weight="normal" officeooo:rsid="0031214a" fo:background-color="transparent" loext:char-shading-value="0" style:font-name-asian="Calibri1" style:font-size-asian="8pt" style:font-name-complex="Calibri1" style:font-size-complex="8pt"/>
    </style:style>
    <style:style style:name="T19" style:family="text">
      <style:text-properties style:use-window-font-color="true" style:font-name="Calibri1" fo:font-size="8pt" fo:language="fr" fo:country="FR" fo:font-weight="normal" officeooo:rsid="0033eb2b" fo:background-color="transparent" loext:char-shading-value="0" style:font-name-asian="Calibri1" style:font-size-asian="8pt" style:font-name-complex="Calibri1" style:font-size-complex="8pt"/>
    </style:style>
    <style:style style:name="T20" style:family="text">
      <style:text-properties style:use-window-font-color="true" style:font-name="Calibri1" fo:font-size="8pt" fo:language="fr" fo:country="FR" fo:font-weight="normal" officeooo:rsid="0034898d" fo:background-color="transparent" loext:char-shading-value="0" style:font-name-asian="Calibri1" style:font-size-asian="8pt" style:font-name-complex="Calibri1" style:font-size-complex="8pt"/>
    </style:style>
    <style:style style:name="T21" style:family="text">
      <style:text-properties style:use-window-font-color="true" style:font-name="Calibri1" fo:font-size="8pt" fo:language="fr" fo:country="FR" fo:font-weight="normal" officeooo:rsid="00350c66" fo:background-color="transparent" loext:char-shading-value="0" style:font-name-asian="Calibri1" style:font-size-asian="8pt" style:font-name-complex="Calibri1" style:font-size-complex="8pt"/>
    </style:style>
    <style:style style:name="T22" style:family="text">
      <style:text-properties style:use-window-font-color="true" style:font-name="Calibri1" fo:font-size="8pt" fo:language="fr" fo:country="FR" fo:font-weight="normal" officeooo:rsid="00364a45" fo:background-color="transparent" loext:char-shading-value="0" style:font-name-asian="Calibri1" style:font-size-asian="8pt" style:font-name-complex="Calibri1" style:font-size-complex="8pt"/>
    </style:style>
    <style:style style:name="T23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24" style:family="text">
      <style:text-properties style:use-window-font-color="true" style:font-name="Calibri1" fo:font-size="8pt" fo:language="fr" fo:country="FR" fo:font-weight="normal" officeooo:rsid="0035962d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25" style:family="text">
      <style:text-properties style:use-window-font-color="true" style:font-name="Calibri1" fo:font-size="8pt" fo:language="fr" fo:country="FR" fo:font-weight="normal" officeooo:rsid="00364a45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26" style:family="text">
      <style:text-properties style:use-window-font-color="true" style:font-name="Calibri1" fo:font-size="8pt" fo:language="fr" fo:country="FR" fo:font-weight="bold" fo:background-color="transparent" loext:char-shading-value="0" style:font-name-asian="Calibri1" style:font-name-complex="Calibri1"/>
    </style:style>
    <style:style style:name="T27" style:family="text">
      <style:text-properties style:use-window-font-color="true" style:font-name="Calibri1" fo:font-size="8pt" fo:language="fr" fo:country="FR" fo:font-weight="bold" officeooo:rsid="001c0f30" fo:background-color="transparent" loext:char-shading-value="0" style:font-name-asian="Calibri1" style:font-name-complex="Calibri1"/>
    </style:style>
    <style:style style:name="T28" style:family="text">
      <style:text-properties officeooo:rsid="0020d074"/>
    </style:style>
    <style:style style:name="T29" style:family="text">
      <style:text-properties officeooo:rsid="0033eb2b"/>
    </style:style>
    <style:style style:name="T30" style:family="text">
      <style:text-properties officeooo:rsid="00364a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EN Adrien</text:p>
      <text:p text:style-name="P1"/>
      <text:p text:style-name="P2">Rapport de réunion n°<text:span text:style-name="T29">7</text:span></text:p>
      <text:p text:style-name="P7"><text:span text:style-name="T9"><text:tab/></text:span><text:span text:style-name="T2">Date de la réunion : </text:span><text:span text:style-name="T7">12</text:span><text:span text:style-name="T3">/</text:span><text:span text:style-name="T4">0</text:span><text:span text:style-name="T6">3</text:span><text:span text:style-name="T2">/202</text:span><text:span text:style-name="T4">1</text:span></text:p>
      <text:p text:style-name="P7"><text:span text:style-name="T2"><text:tab/>Date de la prochaine réunion : </text:span><text:span text:style-name="T6">1</text:span><text:span text:style-name="T7">9</text:span><text:span text:style-name="T5">/03/</text:span><text:span text:style-name="T2">202</text:span><text:span text:style-name="T4">1</text:span></text:p>
      <text:p text:style-name="P3"/>
      <text:p text:style-name="P6"><text:span text:style-name="T10">Ordre du jour : </text:span><text:span text:style-name="T11">Programmation autoencoders</text:span></text:p>
      <text:p text:style-name="P4"/>
      <text:p text:style-name="P7"><text:span text:style-name="T26">1. Ce que l</text:span><text:span text:style-name="T27">e stagiaire a</text:span><text:span text:style-name="T26"> dit</text:span></text:p>
      <text:p text:style-name="P10"><text:span text:style-name="T1"><text:tab/></text:span><text:span text:style-name="T19">J’ai utilisé pytorch pour coder divers auto encoders sur </text:span><text:span text:style-name="T22">Google</text:span><text:span text:style-name="T19"> colab, que j’ai </text:span><text:span text:style-name="T22">entraîné</text:span><text:span text:style-name="T19"> à l’aide de 1000 paquets </text:span><text:span text:style-name="T22">pré-traités</text:span><text:span text:style-name="T19"> issus de ma base de données.</text:span></text:p>
      <text:p text:style-name="P9"><text:span text:style-name="T17"><text:tab/></text:span><text:span text:style-name="T19">J’ai ensuite utilisé une librairie Git Hub pour coder des </text:span><text:span text:style-name="T22">modèles</text:span><text:span text:style-name="T19"> plus complexes. Il faut faire attention à adapter la </text:span><text:span text:style-name="T22">dernière</text:span><text:span text:style-name="T19"> couche pour qu’elle corresponde à nos </text:span><text:span text:style-name="T22">données</text:span><text:span text:style-name="T19"> d’entrée (La sortie du modèle doit </text:span><text:span text:style-name="T22">être</text:span><text:span text:style-name="T19"> de la </text:span><text:span text:style-name="T22">même</text:span><text:span text:style-name="T19"> forme que l’entrée).</text:span></text:p>
      <text:p text:style-name="P9"><text:span text:style-name="T17"><text:tab/></text:span><text:span text:style-name="T19">J’ai pour l’instant essayé deux </text:span><text:span text:style-name="T22">modèles</text:span><text:span text:style-name="T19"> complexe, les VQ-VAE et les B-VAE. Les VQ-VAE permettent d’avoir des </text:span><text:span text:style-name="T22">espaces</text:span><text:span text:style-name="T19"> de </text:span><text:span text:style-name="T22">représentation</text:span><text:span text:style-name="T19"> discrets, ce qui pourrait </text:span><text:span text:style-name="T22">être</text:span><text:span text:style-name="T19"> </text:span><text:span text:style-name="T22">intéressant</text:span><text:span text:style-name="T19"> pour certaines de nos caractéristiques (exemple : protocole)</text:span></text:p>
      <text:p text:style-name="P9"><text:span text:style-name="T18"><text:tab/></text:span><text:span text:style-name="T19">J’ai essayé de voir </text:span><text:span text:style-name="T22">différents</text:span><text:span text:style-name="T19"> </text:span><text:span text:style-name="T22">critères</text:span><text:span text:style-name="T19"> </text:span><text:span text:style-name="T22">d’évaluation.</text:span><text:span text:style-name="T19"> D’abord l’erreur binaire induite par la reconstruction : combien de bit</text:span><text:span text:style-name="T22">s</text:span><text:span text:style-name="T19"> sont mal </text:span><text:span text:style-name="T22">reconstruits</text:span><text:span text:style-name="T19"> par le </text:span><text:span text:style-name="T22">modèle.</text:span><text:span text:style-name="T19"> Mais ce </text:span><text:span text:style-name="T22">critère</text:span><text:span text:style-name="T19"> </text:span><text:span text:style-name="T20">ne semble pas adapter à notre </text:span><text:span text:style-name="T22">problème : </text:span><text:span text:style-name="T20">en effet il évalue la </text:span><text:span text:style-name="T22">pertinence</text:span><text:span text:style-name="T20"> de la reconstruction mais pas la plausibilité des échantillons générés.</text:span></text:p>
      <text:p text:style-name="P9"><text:span text:style-name="T20"><text:tab/></text:span><text:span text:style-name="T21">J’ai alors essayé de voir quelle </text:span><text:span text:style-name="T22">allure</text:span><text:span text:style-name="T21"> avai</text:span><text:span text:style-name="T22">en</text:span><text:span text:style-name="T21">t les données </text:span><text:span text:style-name="T22">directement </text:span><text:span text:style-name="T21">générées par le </text:span><text:span text:style-name="T22">modèle.</text:span><text:span text:style-name="T21"> Il n’y avait pas de padding</text:span></text:p>
      <text:p text:style-name="P9"><text:span text:style-name="T18"><text:tab/></text:span><text:span text:style-name="T21">Cette mauvaise génération peut avoir pour cause le </text:span><text:span text:style-name="T22">très</text:span><text:span text:style-name="T21"> faible volume de donnée</text:span><text:span text:style-name="T22">s</text:span><text:span text:style-name="T21"> </text:span><text:span text:style-name="T22">d’entraînement.</text:span><text:span text:style-name="T21"> <text:s/>Je n’ai pas disposé du dataset entier sur </text:span><text:span text:style-name="T22">G</text:span><text:span text:style-name="T21">oogle colab. J’ai beaucoup plus de données à mon domicile</text:span></text:p>
      <text:p text:style-name="P7"><text:span text:style-name="T26">2. Ce que les </text:span><text:span text:style-name="T27">encadrants</text:span><text:span text:style-name="T26"> ont ajoutés</text:span></text:p>
      <text:p text:style-name="P12"><text:span text:style-name="T12"><text:tab/><text:tab/></text:span><text:span text:style-name="T14">Tous les </text:span><text:span text:style-name="T16">modèles</text:span><text:span text:style-name="T14"> ne sont pas </text:span><text:span text:style-name="T16">forcément</text:span><text:span text:style-name="T14"> </text:span><text:span text:style-name="T16">bons</text:span><text:span text:style-name="T14"> à implémenter, il faut savoir pourquoi ils ont <text:tab/>été </text:span><text:span text:style-name="T16">développés</text:span><text:span text:style-name="T14"> et voir si leurs avantages relatifs correspondent à nos besoins.</text:span></text:p>
      <text:p text:style-name="P12"><text:span text:style-name="T13"><text:tab/><text:tab/></text:span><text:span text:style-name="T14">Si l’initialisation du </text:span><text:span text:style-name="T16">dataset</text:span><text:span text:style-name="T14"> est trop longue (car la liste des fichiers est trop lourde), <text:tab/>on <text:tab/>peut essayer de contourner l’étape de dénombrement des fichiers en utilisant </text:span><text:span text:style-name="T16">intelligemment</text:span><text:span text:style-name="T14"> leur</text:span><text:span text:style-name="T16">s</text:span><text:span text:style-name="T14"> <text:tab/>propriété</text:span><text:span text:style-name="T16">s</text:span><text:span text:style-name="T14"> de génération (nom du fichier, chemin absolu...)</text:span></text:p>
      <text:p text:style-name="P8"><text:span text:style-name="T13"><text:tab/><text:tab/></text:span><text:span text:style-name="T14">Comme </text:span><text:span text:style-name="T16">critère</text:span><text:span text:style-name="T14"> </text:span><text:span text:style-name="T16">d’évaluation</text:span><text:span text:style-name="T14"> initial, on pourrait essayer de voir si le p</text:span><text:span text:style-name="T16">a</text:span><text:span text:style-name="T14">que</text:span><text:span text:style-name="T16">t</text:span><text:span text:style-name="T14"> généré est <text:tab/>reconnu comme tel par scapy. On pourra</text:span><text:span text:style-name="T16">it</text:span><text:span text:style-name="T14"> ensuite voir </text:span><text:span text:style-name="T16">s’</text:span><text:span text:style-name="T14">il ne </text:span><text:span text:style-name="T16">lève</text:span><text:span text:style-name="T14"> pas d’alerte de la part d’un IDS</text:span></text:p>
      <text:p text:style-name="P8"><text:span text:style-name="T13"><text:tab/><text:tab/></text:span><text:span text:style-name="T15">Reprendre </text:span><text:span text:style-name="T16">l’étude</text:span><text:span text:style-name="T15"> bibliographique si </text:span><text:span text:style-name="T16">nécessaire et</text:span><text:span text:style-name="T15"> si je ne </text:span><text:span text:style-name="T16">comprends</text:span><text:span text:style-name="T15"> pas bien des <text:tab/></text:span><text:span text:style-name="T16">modèles.</text:span></text:p>
      <text:p text:style-name="P5">3. Ce <text:span text:style-name="T28">qu’</text:span>il faut faire pour la prochaine séance</text:p>
      <text:p text:style-name="P13"><text:span text:style-name="T8"><text:tab/><text:tab/></text:span><text:span text:style-name="T24">Reprendre </text:span><text:span text:style-name="T25">entraînement</text:span><text:span text:style-name="T24"> des </text:span><text:span text:style-name="T25">modèles</text:span><text:span text:style-name="T24"> avec le plus de données possible.</text:span></text:p>
      <text:p text:style-name="P13"><text:span text:style-name="T24"><text:tab/><text:tab/>Essayer la reconstruction en paquet à l’aide de scapy comme </text:span><text:span text:style-name="T25">critère</text:span><text:span text:style-name="T24"> </text:span><text:span text:style-name="T25">d’évaluation</text:span></text:p>
      <text:p text:style-name="P13"><text:span text:style-name="T24"><text:tab/><text:tab/>Essayer d’avoir </text:span><text:span text:style-name="T25">accès</text:span><text:span text:style-name="T24"> au cloud.</text:span></text:p>
      <text:p text:style-name="P14"><text:span text:style-name="T23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3T00:36:44.954515560</dc:date>
    <meta:editing-duration>PT5H12M6S</meta:editing-duration>
    <meta:editing-cycles>18</meta:editing-cycles>
    <meta:generator>LibreOffice/6.4.4.2$Linux_X86_64 LibreOffice_project/40$Build-2</meta:generator>
    <meta:document-statistic meta:table-count="0" meta:image-count="0" meta:object-count="0" meta:page-count="1" meta:paragraph-count="22" meta:word-count="392" meta:character-count="2452" meta:non-whitespace-character-count="2050"/>
  </office:meta>
</office:document-meta>
</file>